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5pt" svg:height="268.81pt" svg:x="783.58pt" svg:y="288.03pt">
            <draw:object draw:notify-on-update-of-ranges="Sheet1.L10:Sheet1.L21 Sheet1.U10:Sheet1.U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number-columns-repeated="7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office:value-type="string" calcext:value-type="string">
            <text:p>x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office:value-type="string" calcext:value-type="string">
            <text:p>x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"/>
          <table:table-cell table:style-name="ce5" office:value-type="string" calcext:value-type="string">
            <text:p>D</text:p>
          </table:table-cell>
          <table:table-cell table:style-name="ce7" office:value-type="float" office:value="4.2" calcext:value-type="float">
            <text:p>4.2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1"/>
          <table:table-cell table:style-name="ce11" office:value-type="string" calcext:value-type="string" table:number-columns-spanned="1" table:number-rows-spanned="2">
            <text:p>ADC</text:p>
          </table:table-cell>
          <table:table-cell table:style-name="ce11" office:value-type="string" calcext:value-type="string" table:number-columns-spanned="2" table:number-rows-spanned="1">
            <text:p>L</text:p>
          </table:table-cell>
          <table:covered-table-cell table:style-name="ce11"/>
          <table:table-cell table:style-name="ce11" table:number-columns-repeated="2"/>
          <table:table-cell table:style-name="ce11" office:value-type="string" calcext:value-type="string" table:number-columns-spanned="2" table:number-rows-spanned="1">
            <text:p>R</text:p>
          </table:table-cell>
          <table:covered-table-cell table:style-name="ce11"/>
          <table:table-cell table:style-name="ce11" table:number-columns-repeated="2"/>
          <table:table-cell table:style-name="ce5" table:number-columns-repeated="2"/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ADC</text:p>
          </table:table-cell>
          <table:table-cell table:style-name="ce1" office:value-type="string" calcext:value-type="string" table:number-columns-spanned="2" table:number-rows-spanned="1">
            <text:p>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1"/>
          <table:table-cell table:number-columns-repeated="5"/>
          <table:covered-table-cell table:style-name="ce11"/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/>
          <table:table-cell table:style-name="ce11" office:value-type="string" calcext:value-type="string">
            <text:p>delta_L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/>
          <table:table-cell table:style-name="ce11" office:value-type="string" calcext:value-type="string">
            <text:p>delta_R</text:p>
          </table:table-cell>
          <table:table-cell table:style-name="ce5" office:value-type="string" calcext:value-type="string">
            <text:p>delta_avg (rad)</text:p>
          </table:table-cell>
          <table:table-cell table:style-name="ce5" office:value-type="string" calcext:value-type="string">
            <text:p>delta_avg(degree)</text:p>
          </table:table-cell>
          <table:table-cell/>
        </table:table-row>
        <table:table-row table:style-name="ro1">
          <table:table-cell/>
          <table:covered-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number-columns-repeated="5"/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1.35" calcext:value-type="float">
            <text:p>1.35</text:p>
          </table:table-cell>
          <table:table-cell table:style-name="ce7" office:value-type="float" office:value="2.9" calcext:value-type="float">
            <text:p>2.9</text:p>
          </table:table-cell>
          <table:table-cell table:style-name="ce7" table:formula="of:=([.N10]-[.M10])/[.$M$6]" office:value-type="float" office:value="0.369047619047619" calcext:value-type="float">
            <text:p>0.369047619047619</text:p>
          </table:table-cell>
          <table:table-cell table:style-name="ce7" table:formula="of:=ATAN([.O10])" office:value-type="float" office:value="0.353541959751119" calcext:value-type="float">
            <text:p>0.3535419597511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([.Q10]-[.R10])/[.$M$6]" office:value-type="float" office:value="0.357142857142857" calcext:value-type="float">
            <text:p>0.357142857142857</text:p>
          </table:table-cell>
          <table:table-cell table:style-name="ce7" table:formula="of:=ATAN([.S10])" office:value-type="float" office:value="0.343023940420703" calcext:value-type="float">
            <text:p>0.343023940420703</text:p>
          </table:table-cell>
          <table:table-cell table:style-name="ce7" table:formula="of:=([.T10]+[.P10])/2" office:value-type="float" office:value="0.348282950085911" calcext:value-type="float">
            <text:p>0.348282950085911</text:p>
          </table:table-cell>
          <table:table-cell table:style-name="ce7" table:formula="of:=[.U10]*(180/PI())" office:value-type="float" office:value="19.9551431162882" calcext:value-type="float">
            <text:p>19.9551431162882</text:p>
          </table:table-cell>
          <table:table-cell office:value-type="string" calcext:value-type="string">
            <text:p>maxL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 office:value-type="float" office:value="2.1" calcext:value-type="float">
            <text:p>2.1</text:p>
          </table:table-cell>
          <table:table-cell/>
          <table:table-cell office:value-type="string" calcext:value-type="string">
            <text:p>lurus</text:p>
          </table:table-cell>
          <table:table-cell table:number-columns-repeated="3"/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2.7" calcext:value-type="float">
            <text:p>2.7</text:p>
          </table:table-cell>
          <table:table-cell table:style-name="ce7" table:formula="of:=([.N11]-[.M11])/[.$M$6]" office:value-type="float" office:value="0.30952380952381" calcext:value-type="float">
            <text:p>0.30952380952381</text:p>
          </table:table-cell>
          <table:table-cell table:style-name="ce7" table:formula="of:=ATAN([.O11])" office:value-type="float" office:value="0.300171170830112" calcext:value-type="float">
            <text:p>0.300171170830112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([.Q11]-[.R11])/[.$M$6]" office:value-type="float" office:value="0.333333333333333" calcext:value-type="float">
            <text:p>0.333333333333333</text:p>
          </table:table-cell>
          <table:table-cell table:style-name="ce7" table:formula="of:=ATAN([.S11])" office:value-type="float" office:value="0.321750554396642" calcext:value-type="float">
            <text:p>0.321750554396642</text:p>
          </table:table-cell>
          <table:table-cell table:style-name="ce7" table:formula="of:=([.T11]+[.P11])/2" office:value-type="float" office:value="0.310960862613377" calcext:value-type="float">
            <text:p>0.310960862613377</text:p>
          </table:table-cell>
          <table:table-cell table:style-name="ce7" table:formula="of:=[.U11]*(180/PI())" office:value-type="float" office:value="17.8167450214939" calcext:value-type="float">
            <text:p>17.8167450214939</text:p>
          </table:table-cell>
          <table:table-cell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([.N12]-[.M12])/[.$M$6]" office:value-type="float" office:value="0.261904761904762" calcext:value-type="float">
            <text:p>0.261904761904762</text:p>
          </table:table-cell>
          <table:table-cell table:style-name="ce7" table:formula="of:=ATAN([.O12])" office:value-type="float" office:value="0.256151382565603" calcext:value-type="float">
            <text:p>0.256151382565603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1.6" calcext:value-type="float">
            <text:p>1.6</text:p>
          </table:table-cell>
          <table:table-cell table:style-name="ce7" table:formula="of:=([.Q12]-[.R12])/[.$M$6]" office:value-type="float" office:value="0.285714285714286" calcext:value-type="float">
            <text:p>0.285714285714286</text:p>
          </table:table-cell>
          <table:table-cell table:style-name="ce7" table:formula="of:=ATAN([.S12])" office:value-type="float" office:value="0.278299659005111" calcext:value-type="float">
            <text:p>0.278299659005111</text:p>
          </table:table-cell>
          <table:table-cell table:style-name="ce7" table:formula="of:=([.T12]+[.P12])/2" office:value-type="float" office:value="0.267225520785357" calcext:value-type="float">
            <text:p>0.267225520785357</text:p>
          </table:table-cell>
          <table:table-cell table:style-name="ce7" table:formula="of:=[.U12]*(180/PI())" office:value-type="float" office:value="15.3108945191864" calcext:value-type="float">
            <text:p>15.3108945191864</text:p>
          </table:table-cell>
          <table:table-cell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.3" calcext:value-type="float">
            <text:p>2.3</text:p>
          </table:table-cell>
          <table:table-cell table:style-name="ce7" table:formula="of:=([.N13]-[.M13])/[.$M$6]" office:value-type="float" office:value="0.19047619047619" calcext:value-type="float">
            <text:p>0.19047619047619</text:p>
          </table:table-cell>
          <table:table-cell table:style-name="ce7" table:formula="of:=ATAN([.O13])" office:value-type="float" office:value="0.188221505304771" calcext:value-type="float">
            <text:p>0.18822150530477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.7" calcext:value-type="float">
            <text:p>1.7</text:p>
          </table:table-cell>
          <table:table-cell table:style-name="ce7" table:formula="of:=([.Q13]-[.R13])/[.$M$6]" office:value-type="float" office:value="0.19047619047619" calcext:value-type="float">
            <text:p>0.19047619047619</text:p>
          </table:table-cell>
          <table:table-cell table:style-name="ce7" table:formula="of:=ATAN([.S13])" office:value-type="float" office:value="0.188221505304771" calcext:value-type="float">
            <text:p>0.188221505304771</text:p>
          </table:table-cell>
          <table:table-cell table:style-name="ce7" table:formula="of:=([.T13]+[.P13])/2" office:value-type="float" office:value="0.188221505304771" calcext:value-type="float">
            <text:p>0.188221505304771</text:p>
          </table:table-cell>
          <table:table-cell table:style-name="ce7" table:formula="of:=[.U13]*(180/PI())" office:value-type="float" office:value="10.7842978675626" calcext:value-type="float">
            <text:p>10.7842978675626</text:p>
          </table:table-cell>
          <table:table-cell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.75" calcext:value-type="float">
            <text:p>2.75</text:p>
          </table:table-cell>
          <table:table-cell table:number-columns-repeated="5"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2.1" calcext:value-type="float">
            <text:p>2.1</text:p>
          </table:table-cell>
          <table:table-cell table:style-name="ce7" table:formula="of:=([.N14]-[.M14])/[.$M$6]" office:value-type="float" office:value="0.119047619047619" calcext:value-type="float">
            <text:p>0.119047619047619</text:p>
          </table:table-cell>
          <table:table-cell table:style-name="ce7" table:formula="of:=ATAN([.O14])" office:value-type="float" office:value="0.118489959158138" calcext:value-type="float">
            <text:p>0.118489959158138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.8" calcext:value-type="float">
            <text:p>1.8</text:p>
          </table:table-cell>
          <table:table-cell table:style-name="ce7" table:formula="of:=([.Q14]-[.R14])/[.$M$6]" office:value-type="float" office:value="0.119047619047619" calcext:value-type="float">
            <text:p>0.119047619047619</text:p>
          </table:table-cell>
          <table:table-cell table:style-name="ce7" table:formula="of:=ATAN([.S14])" office:value-type="float" office:value="0.118489959158138" calcext:value-type="float">
            <text:p>0.118489959158138</text:p>
          </table:table-cell>
          <table:table-cell table:style-name="ce7" table:formula="of:=([.T14]+[.P14])/2" office:value-type="float" office:value="0.118489959158138" calcext:value-type="float">
            <text:p>0.118489959158138</text:p>
          </table:table-cell>
          <table:table-cell table:style-name="ce7" table:formula="of:=[.U14]*(180/PI())" office:value-type="float" office:value="6.7889745744388" calcext:value-type="float">
            <text:p>6.7889745744388</text:p>
          </table:table-cell>
          <table:table-cell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table:number-columns-repeated="5"/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([.N15]-[.M15])/[.$M$6]" office:value-type="float" office:value="0.0476190476190476" calcext:value-type="float">
            <text:p>0.047619047619048</text:p>
          </table:table-cell>
          <table:table-cell table:style-name="ce7" table:formula="of:=ATAN([.O15])" office:value-type="float" office:value="0.0475831032769834" calcext:value-type="float">
            <text:p>0.047583103276983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1.9" calcext:value-type="float">
            <text:p>1.9</text:p>
          </table:table-cell>
          <table:table-cell table:style-name="ce7" table:formula="of:=([.Q15]-[.R15])/[.$M$6]" office:value-type="float" office:value="0.0714285714285715" calcext:value-type="float">
            <text:p>0.071428571428572</text:p>
          </table:table-cell>
          <table:table-cell table:style-name="ce7" table:formula="of:=ATAN([.S15])" office:value-type="float" office:value="0.0713074647852904" calcext:value-type="float">
            <text:p>0.07130746478529</text:p>
          </table:table-cell>
          <table:table-cell table:style-name="ce7" table:formula="of:=([.T15]+[.P15])/2" office:value-type="float" office:value="0.0594452840311369" calcext:value-type="float">
            <text:p>0.059445284031137</text:p>
          </table:table-cell>
          <table:table-cell table:style-name="ce7" table:formula="of:=[.U15]*(180/PI())" office:value-type="float" office:value="3.40596388694057" calcext:value-type="float">
            <text:p>3.40596388694057</text:p>
          </table:table-cell>
          <table:table-cell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maks kanan</text:p>
          </table:table-cell>
          <table:table-cell table:number-columns-repeated="3"/>
          <table:table-cell table:style-name="ce7" office:value-type="float" office:value="480" calcext:value-type="float">
            <text:p>480</text:p>
          </table:table-cell>
          <table:table-cell table:number-columns-repeated="2" table:style-name="ce7" office:value-type="float" office:value="1.9" calcext:value-type="float">
            <text:p>1.9</text:p>
          </table:table-cell>
          <table:table-cell table:style-name="ce7" table:formula="of:=([.N16]-[.M16])/[.$M$6]" office:value-type="float" office:value="0" calcext:value-type="float">
            <text:p>0</text:p>
          </table:table-cell>
          <table:table-cell table:style-name="ce7" table:formula="of:=ATAN([.O16])" office:value-type="float" office:value="0" calcext:value-type="float">
            <text:p>0</text:p>
          </table:table-cell>
          <table:table-cell table:number-columns-repeated="2" table:style-name="ce7" office:value-type="float" office:value="2.1" calcext:value-type="float">
            <text:p>2.1</text:p>
          </table:table-cell>
          <table:table-cell table:style-name="ce7" table:formula="of:=([.Q16]-[.R16])/[.$M$6]" office:value-type="float" office:value="0" calcext:value-type="float">
            <text:p>0</text:p>
          </table:table-cell>
          <table:table-cell table:style-name="ce7" table:formula="of:=ATAN([.S16])" office:value-type="float" office:value="0" calcext:value-type="float">
            <text:p>0</text:p>
          </table:table-cell>
          <table:table-cell table:style-name="ce7" table:formula="of:=([.T16]+[.P16])/2" office:value-type="float" office:value="0" calcext:value-type="float">
            <text:p>0</text:p>
          </table:table-cell>
          <table:table-cell table:style-name="ce7" table:formula="of:=[.U16]*(180/PI())"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</table:table-row>
        <table:table-row table:style-name="ro1">
          <table:table-cell table:number-columns-repeated="11"/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7" calcext:value-type="float">
            <text:p>1.7</text:p>
          </table:table-cell>
          <table:table-cell table:style-name="ce7" table:formula="of:=([.N17]-[.M17])/[.$M$6]" office:value-type="float" office:value="-0.0714285714285714" calcext:value-type="float">
            <text:p>-0.071428571428571</text:p>
          </table:table-cell>
          <table:table-cell table:style-name="ce7" table:formula="of:=ATAN([.O17])" office:value-type="float" office:value="-0.0713074647852903" calcext:value-type="float">
            <text:p>-0.07130746478529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.2" calcext:value-type="float">
            <text:p>2.2</text:p>
          </table:table-cell>
          <table:table-cell table:style-name="ce7" table:formula="of:=([.Q17]-[.R17])/[.$M$6]" office:value-type="float" office:value="-0.0714285714285715" calcext:value-type="float">
            <text:p>-0.071428571428572</text:p>
          </table:table-cell>
          <table:table-cell table:style-name="ce7" table:formula="of:=ATAN([.S17])" office:value-type="float" office:value="-0.0713074647852904" calcext:value-type="float">
            <text:p>-0.07130746478529</text:p>
          </table:table-cell>
          <table:table-cell table:style-name="ce7" table:formula="of:=([.T17]+[.P17])/2" office:value-type="float" office:value="-0.0713074647852903" calcext:value-type="float">
            <text:p>-0.07130746478529</text:p>
          </table:table-cell>
          <table:table-cell table:style-name="ce7" table:formula="of:=[.U17]*(180/PI())" office:value-type="float" office:value="-4.08561677997488" calcext:value-type="float">
            <text:p>-4.08561677997488</text:p>
          </table:table-cell>
          <table:table-cell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([.N18]-[.M18])/[.$M$6]" office:value-type="float" office:value="-0.166666666666667" calcext:value-type="float">
            <text:p>-0.166666666666667</text:p>
          </table:table-cell>
          <table:table-cell table:style-name="ce7" table:formula="of:=ATAN([.O18])" office:value-type="float" office:value="-0.165148677414627" calcext:value-type="float">
            <text:p>-0.165148677414627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([.Q18]-[.R18])/[.$M$6]" office:value-type="float" office:value="-0.178571428571429" calcext:value-type="float">
            <text:p>-0.178571428571429</text:p>
          </table:table-cell>
          <table:table-cell table:style-name="ce7" table:formula="of:=ATAN([.S18])" office:value-type="float" office:value="-0.176708856070037" calcext:value-type="float">
            <text:p>-0.176708856070037</text:p>
          </table:table-cell>
          <table:table-cell table:style-name="ce7" table:formula="of:=([.T18]+[.P18])/2" office:value-type="float" office:value="-0.170928766742332" calcext:value-type="float">
            <text:p>-0.170928766742332</text:p>
          </table:table-cell>
          <table:table-cell table:style-name="ce7" table:formula="of:=[.U18]*(180/PI())" office:value-type="float" office:value="-9.79349693171173" calcext:value-type="float">
            <text:p>-9.79349693171173</text:p>
          </table:table-cell>
          <table:table-cell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.4" calcext:value-type="float">
            <text:p>1.4</text:p>
          </table:table-cell>
          <table:table-cell table:style-name="ce7" table:formula="of:=([.N19]-[.M19])/[.$M$6]" office:value-type="float" office:value="-0.261904761904762" calcext:value-type="float">
            <text:p>-0.261904761904762</text:p>
          </table:table-cell>
          <table:table-cell table:style-name="ce7" table:formula="of:=ATAN([.O19])" office:value-type="float" office:value="-0.256151382565603" calcext:value-type="float">
            <text:p>-0.256151382565603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table:formula="of:=([.Q19]-[.R19])/[.$M$6]" office:value-type="float" office:value="-0.273809523809524" calcext:value-type="float">
            <text:p>-0.273809523809524</text:p>
          </table:table-cell>
          <table:table-cell table:style-name="ce7" table:formula="of:=ATAN([.S19])" office:value-type="float" office:value="-0.267259098155911" calcext:value-type="float">
            <text:p>-0.267259098155911</text:p>
          </table:table-cell>
          <table:table-cell table:style-name="ce7" table:formula="of:=([.T19]+[.P19])/2" office:value-type="float" office:value="-0.261705240360757" calcext:value-type="float">
            <text:p>-0.261705240360757</text:p>
          </table:table-cell>
          <table:table-cell table:style-name="ce7" table:formula="of:=[.U19]*(180/PI())" office:value-type="float" office:value="-14.9946057491281" calcext:value-type="float">
            <text:p>-14.9946057491281</text:p>
          </table:table-cell>
          <table:table-cell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table:style-name="ce7" office:value-type="float" office:value="345" calcext:value-type="float">
            <text:p>34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1.4" calcext:value-type="float">
            <text:p>1.4</text:p>
          </table:table-cell>
          <table:table-cell table:style-name="ce7" table:formula="of:=([.N20]-[.M20])/[.$M$6]" office:value-type="float" office:value="-0.285714285714286" calcext:value-type="float">
            <text:p>-0.285714285714286</text:p>
          </table:table-cell>
          <table:table-cell table:style-name="ce7" table:formula="of:=ATAN([.O20])" office:value-type="float" office:value="-0.278299659005111" calcext:value-type="float">
            <text:p>-0.27829965900511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.9" calcext:value-type="float">
            <text:p>2.9</text:p>
          </table:table-cell>
          <table:table-cell table:style-name="ce7" table:formula="of:=([.Q20]-[.R20])/[.$M$6]" office:value-type="float" office:value="-0.333333333333333" calcext:value-type="float">
            <text:p>-0.333333333333333</text:p>
          </table:table-cell>
          <table:table-cell table:style-name="ce7" table:formula="of:=ATAN([.S20])" office:value-type="float" office:value="-0.321750554396642" calcext:value-type="float">
            <text:p>-0.321750554396642</text:p>
          </table:table-cell>
          <table:table-cell table:style-name="ce7" table:formula="of:=([.T20]+[.P20])/2" office:value-type="float" office:value="-0.300025106700877" calcext:value-type="float">
            <text:p>-0.300025106700877</text:p>
          </table:table-cell>
          <table:table-cell table:style-name="ce7" table:formula="of:=[.U20]*(180/PI())" office:value-type="float" office:value="-17.1901723619224" calcext:value-type="float">
            <text:p>-17.1901723619224</text:p>
          </table:table-cell>
          <table:table-cell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1.4" calcext:value-type="float">
            <text:p>1.4</text:p>
          </table:table-cell>
          <table:table-cell table:style-name="ce7" table:formula="of:=([.N21]-[.M21])/[.$M$6]" office:value-type="float" office:value="-0.333333333333333" calcext:value-type="float">
            <text:p>-0.333333333333333</text:p>
          </table:table-cell>
          <table:table-cell table:style-name="ce7" table:formula="of:=ATAN([.O21])" office:value-type="float" office:value="-0.321750554396642" calcext:value-type="float">
            <text:p>-0.321750554396642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3.1" calcext:value-type="float">
            <text:p>3.1</text:p>
          </table:table-cell>
          <table:table-cell table:style-name="ce7" table:formula="of:=([.Q21]-[.R21])/[.$M$6]" office:value-type="float" office:value="-0.380952380952381" calcext:value-type="float">
            <text:p>-0.380952380952381</text:p>
          </table:table-cell>
          <table:table-cell table:style-name="ce7" table:formula="of:=ATAN([.S21])" office:value-type="float" office:value="-0.363978956509644" calcext:value-type="float">
            <text:p>-0.363978956509644</text:p>
          </table:table-cell>
          <table:table-cell table:style-name="ce7" table:formula="of:=([.T21]+[.P21])/2" office:value-type="float" office:value="-0.342864755453143" calcext:value-type="float">
            <text:p>-0.342864755453143</text:p>
          </table:table-cell>
          <table:table-cell table:style-name="ce7" table:formula="of:=[.U21]*(180/PI())" office:value-type="float" office:value="-19.6447034312502" calcext:value-type="float">
            <text:p>-19.6447034312502</text:p>
          </table:table-cell>
          <table:table-cell office:value-type="string" calcext:value-type="string">
            <text:p>maxR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1.35" calcext:value-type="float">
            <text:p>1.35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maks kiri</text:p>
          </table:table-cell>
          <table:table-cell table:number-columns-repeated="15"/>
        </table:table-row>
        <table:table-row table:style-name="ro1" table:number-rows-repeated="104855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8:59:38.588483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3:42:53.367259132</meta:creation-date>
    <dc:date>2021-11-04T20:23:06.589933707</dc:date>
    <meta:editing-duration>PT1H45M50S</meta:editing-duration>
    <meta:editing-cycles>5</meta:editing-cycles>
    <meta:generator>LibreOffice/6.0.7.3$Linux_X86_64 LibreOffice_project/00m0$Build-3</meta:generator>
    <meta:document-statistic meta:table-count="1" meta:cell-count="2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6cm" svg:height="9.484cm" xlink:href=".." xlink:type="simple" chart:class="chart:scatter" chart:style-name="ch1">
        <chart:legend chart:legend-position="end" svg:x="11.93cm" svg:y="4.194cm" style:legend-expansion="high" chart:style-name="ch2"/>
        <chart:plot-area chart:style-name="ch3" table:cell-range-address="Sheet1.L10:Sheet1.L21 Sheet1.U10:Sheet1.U21" svg:x="0.32cm" svg:y="0.189cm" svg:width="11.29cm" svg:height="9.106cm">
          <chartooo:coordinate-region svg:x="1.153cm" svg:y="0.388cm" svg:width="10.177cm" svg:height="8.7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10:Sheet1.U21" chart:class="chart:scatter">
            <chart:domain table:cell-range-address="Sheet1.L10:Sheet1.L21"/>
            <chart:regression-curve chart:style-name="ch7">
              <chart:equation chart:display-equation="true" chart:display-r-square="true" svg:x="1.227cm" svg:y="0.493cm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9">
                <text:p>629</text:p>
                <draw:g>
                  <svg:desc>Sheet1.L10:Sheet1.L21</svg:desc>
                </draw:g>
              </table:table-cell>
              <table:table-cell office:value-type="float" office:value="0.348282950085911">
                <text:p>0.348282950085911</text:p>
                <draw:g>
                  <svg:desc>Sheet1.U10:Sheet1.U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">
                <text:p>612</text:p>
              </table:table-cell>
              <table:table-cell office:value-type="float" office:value="0.310960862613377">
                <text:p>0.310960862613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0">
                <text:p>580</text:p>
              </table:table-cell>
              <table:table-cell office:value-type="float" office:value="0.267225520785357">
                <text:p>0.267225520785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6">
                <text:p>536</text:p>
              </table:table-cell>
              <table:table-cell office:value-type="float" office:value="0.188221505304771">
                <text:p>0.188221505304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0">
                <text:p>520</text:p>
              </table:table-cell>
              <table:table-cell office:value-type="float" office:value="0.118489959158138">
                <text:p>0.11848995915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2">
                <text:p>502</text:p>
              </table:table-cell>
              <table:table-cell office:value-type="float" office:value="0.0594452840311369">
                <text:p>0.0594452840311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-0.0713074647852903">
                <text:p>-0.0713074647852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">
                <text:p>409</text:p>
              </table:table-cell>
              <table:table-cell office:value-type="float" office:value="-0.170928766742332">
                <text:p>-0.170928766742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">
                <text:p>364</text:p>
              </table:table-cell>
              <table:table-cell office:value-type="float" office:value="-0.261705240360757">
                <text:p>-0.261705240360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">
                <text:p>345</text:p>
              </table:table-cell>
              <table:table-cell office:value-type="float" office:value="-0.300025106700877">
                <text:p>-0.300025106700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-0.342864755453143">
                <text:p>-0.342864755453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